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7000000C0AAA7BBE3BE2E72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6cm" fo:min-width="3.21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line-through-style="solid" style:text-line-through-type="single" fo:font-size="30pt" fo:text-shadow="none" style:font-size-asian="30pt" style:font-size-complex="3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9.972cm" svg:height="3.302cm" svg:x="1.016cm" svg:y="1.778cm">
          <draw:text-box>
            <text:list text:style-name="L1">
              <text:list-item>
                <text:p text:style-name="P1"><text:span text:style-name="T1">Enable </text:span><text:span text:style-name="T1">XOM on </text:span><text:span text:style-name="T1">Android </text:span><text:span text:style-name="T1">AArch64 </text:span><text:span text:style-name="T1">COTS </text:span><text:span text:style-name="T1">binaries </text:span><text:span text:style-name="T1">(NORAX)</text:span></text:p>
              </text:list-item>
              <text:list-item>
                <text:p text:style-name="P1"><text:span text:style-name="T2">Hide code </text:span><text:span text:style-name="T2">pointers in </text:span><text:span text:style-name="T2">data </text:span><text:span text:style-name="T2">section </text:span><text:span text:style-name="T2">(future </text:span><text:span text:style-name="T2">work)</text:span></text:p>
              </text:list-item>
            </text:list>
          </draw:text-box>
        </draw:frame>
        <draw:custom-shape draw:style-name="gr2" draw:text-style-name="P4" draw:layer="layout" svg:width="4.064cm" svg:height="3.556cm" svg:x="5.384cm" svg:y="8.609cm">
          <text:p text:style-name="P3"><text:span text:style-name="T3">C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169cm" svg:height="2.313cm" svg:x="8.057cm" svg:y="7.058cm">
          <draw:image xlink:href="Pictures/1000020100000107000000C0AAA7BBE3BE2E7264.png" xlink:type="simple" xlink:show="embed" xlink:actuate="onLoad">
            <text:p/>
          </draw:image>
        </draw:frame>
        <draw:custom-shape draw:style-name="gr2" draw:text-style-name="P4" draw:layer="layout" svg:width="4.064cm" svg:height="3.556cm" svg:x="14.832cm" svg:y="8.609cm">
          <text:p text:style-name="P3"><text:span text:style-name="T3">AArch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169cm" svg:height="2.313cm" svg:x="17.505cm" svg:y="7.058cm">
          <draw:image xlink:href="Pictures/1000020100000107000000C0AAA7BBE3BE2E7264.png" xlink:type="simple" xlink:show="embed" xlink:actuate="onLoad">
            <text:p/>
          </draw:image>
        </draw:frame>
        <draw:custom-shape draw:style-name="gr2" draw:text-style-name="P4" draw:layer="layout" svg:width="4.064cm" svg:height="3.556cm" svg:x="24.494cm" svg:y="8.61cm">
          <text:p text:style-name="P3"><text:span text:style-name="T3">No </text:span></text:p>
          <text:p text:style-name="P3"><text:span text:style-name="T3">Compiler </text:span></text:p>
          <text:p text:style-name="P3"><text:span text:style-name="T3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169cm" svg:height="2.313cm" svg:x="27.167cm" svg:y="7.059cm">
          <draw:image xlink:href="Pictures/1000020100000107000000C0AAA7BBE3BE2E726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6T09:07:54.825342168</dc:date>
    <meta:editing-duration>PT1H56M5S</meta:editing-duration>
    <meta:editing-cycles>186</meta:editing-cycles>
    <meta:generator>LibreOffice/5.1.4.2$Linux_X86_64 LibreOffice_project/10m0$Build-2</meta:generator>
    <meta:document-statistic meta:object-count="30"/>
  </office:meta>
</office:document-meta>
</file>